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text-properties style:font-name="Century Schoolbook L" officeooo:rsid="0028369f" officeooo:paragraph-rsid="0028369f"/>
    </style:style>
    <style:style style:name="P2" style:family="paragraph" style:parent-style-name="Standard">
      <style:paragraph-properties fo:text-align="justify" style:justify-single-word="false"/>
      <style:text-properties style:font-name="Century Schoolbook L" fo:font-size="11pt" officeooo:rsid="001e16e9" officeooo:paragraph-rsid="001e16e9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Century Schoolbook L" fo:font-size="11pt" officeooo:rsid="001eec6b" officeooo:paragraph-rsid="001eec6b" style:font-size-asian="11pt" style:font-size-complex="11pt"/>
    </style:style>
    <style:style style:name="P4" style:family="paragraph" style:parent-style-name="Title">
      <style:text-properties style:font-name="Century Schoolbook L" officeooo:rsid="0030966b" officeooo:paragraph-rsid="0030966b"/>
    </style:style>
    <style:style style:name="P5" style:family="paragraph" style:parent-style-name="Standard" style:list-style-name="L1">
      <style:paragraph-properties fo:text-align="justify" style:justify-single-word="false"/>
      <style:text-properties style:font-name="Century Schoolbook L" fo:font-size="11pt" officeooo:rsid="001bdc86" officeooo:paragraph-rsid="001bdc86" style:font-size-asian="11pt" style:font-size-complex="11pt"/>
    </style:style>
    <style:style style:name="P6" style:family="paragraph" style:parent-style-name="Standard" style:list-style-name="L1">
      <style:paragraph-properties fo:text-align="justify" style:justify-single-word="false"/>
      <style:text-properties style:font-name="Century Schoolbook L" fo:font-size="11pt" officeooo:rsid="001bdc86" officeooo:paragraph-rsid="001daabe" style:font-size-asian="11pt" style:font-size-complex="11pt"/>
    </style:style>
    <style:style style:name="P7" style:family="paragraph" style:parent-style-name="Standard" style:list-style-name="L1">
      <style:paragraph-properties fo:text-align="justify" style:justify-single-word="false"/>
      <style:text-properties style:font-name="Century Schoolbook L" fo:font-size="11pt" officeooo:rsid="001daabe" officeooo:paragraph-rsid="001daabe" style:font-size-asian="11pt" style:font-size-complex="11pt"/>
    </style:style>
    <style:style style:name="P8" style:family="paragraph" style:parent-style-name="Standard" style:list-style-name="L2">
      <style:paragraph-properties fo:text-align="justify" style:justify-single-word="false"/>
      <style:text-properties style:font-name="Century Schoolbook L" fo:font-size="11pt" officeooo:rsid="00230965" officeooo:paragraph-rsid="00230965" style:font-size-asian="11pt" style:font-size-complex="11pt"/>
    </style:style>
    <style:style style:name="P9" style:family="paragraph" style:parent-style-name="Standard" style:list-style-name="L3">
      <style:paragraph-properties fo:text-align="justify" style:justify-single-word="false"/>
      <style:text-properties style:font-name="Century Schoolbook L" fo:font-size="11pt" officeooo:rsid="001eec6b" officeooo:paragraph-rsid="001eec6b" style:font-size-asian="11pt" style:font-size-complex="11pt"/>
    </style:style>
    <style:style style:name="P10" style:family="paragraph" style:parent-style-name="Standard" style:list-style-name="L4">
      <style:paragraph-properties fo:text-align="justify" style:justify-single-word="false"/>
      <style:text-properties style:font-name="Century Schoolbook L" fo:font-size="11pt" officeooo:rsid="001eec6b" officeooo:paragraph-rsid="001eec6b" style:font-size-asian="11pt" style:font-size-complex="11pt"/>
    </style:style>
    <style:style style:name="P11" style:family="paragraph" style:parent-style-name="Standard" style:list-style-name="L5">
      <style:paragraph-properties fo:text-align="justify" style:justify-single-word="false"/>
      <style:text-properties style:font-name="Century Schoolbook L" fo:font-size="11pt" officeooo:rsid="001f9505" officeooo:paragraph-rsid="001f9505" style:font-size-asian="11pt" style:font-size-complex="11pt"/>
    </style:style>
    <style:style style:name="P12" style:family="paragraph" style:parent-style-name="Standard" style:list-style-name="L5">
      <style:paragraph-properties fo:text-align="justify" style:justify-single-word="false"/>
      <style:text-properties style:font-name="Century Schoolbook L" fo:font-size="11pt" officeooo:rsid="002b2d0e" officeooo:paragraph-rsid="002b2d0e" style:font-size-asian="11pt" style:font-size-complex="11pt"/>
    </style:style>
    <style:style style:name="P13" style:family="paragraph" style:parent-style-name="Standard" style:list-style-name="L6">
      <style:paragraph-properties fo:text-align="justify" style:justify-single-word="false"/>
      <style:text-properties style:font-name="Century Schoolbook L" fo:font-size="11pt" officeooo:rsid="002040ee" officeooo:paragraph-rsid="002040ee" style:font-size-asian="11pt" style:font-size-complex="11pt"/>
    </style:style>
    <style:style style:name="P14" style:family="paragraph" style:parent-style-name="Standard" style:list-style-name="L7">
      <style:paragraph-properties fo:text-align="justify" style:justify-single-word="false"/>
      <style:text-properties style:font-name="Century Schoolbook L" fo:font-size="11pt" officeooo:rsid="0021bb9f" officeooo:paragraph-rsid="0021bb9f" style:font-size-asian="11pt" style:font-size-complex="11pt"/>
    </style:style>
    <style:style style:name="P15" style:family="paragraph" style:parent-style-name="Heading_20_1">
      <style:text-properties style:font-name="Century Schoolbook L"/>
    </style:style>
    <style:style style:name="P16" style:family="paragraph" style:parent-style-name="Heading_20_1">
      <style:paragraph-properties fo:text-align="justify" style:justify-single-word="false"/>
      <style:text-properties style:font-name="Century Schoolbook L"/>
    </style:style>
    <style:style style:name="P17" style:family="paragraph" style:parent-style-name="Heading_20_1">
      <style:text-properties style:font-name="Century Schoolbook L" officeooo:paragraph-rsid="002f5f68"/>
    </style:style>
    <style:style style:name="P18" style:family="paragraph" style:parent-style-name="Heading_20_2">
      <style:text-properties style:font-name="Century Schoolbook L"/>
    </style:style>
    <style:style style:name="P19" style:family="paragraph" style:parent-style-name="Heading_20_3">
      <style:text-properties style:font-name="Century Schoolbook L"/>
    </style:style>
    <style:style style:name="P20" style:family="paragraph" style:parent-style-name="Heading_20_3" style:list-style-name="">
      <style:text-properties style:font-name="Century Schoolbook L"/>
    </style:style>
    <style:style style:name="P21" style:family="paragraph" style:parent-style-name="Heading_20_3">
      <style:paragraph-properties fo:break-before="page"/>
      <style:text-properties style:font-name="Century Schoolbook L"/>
    </style:style>
    <style:style style:name="T1" style:family="text">
      <style:text-properties officeooo:rsid="003293f4"/>
    </style:style>
    <style:style style:name="T2" style:family="text">
      <style:text-properties officeooo:rsid="0028369f"/>
    </style:style>
    <style:style style:name="T3" style:family="text">
      <style:text-properties officeooo:rsid="001eec6b"/>
    </style:style>
    <style:style style:name="T4" style:family="text">
      <style:text-properties officeooo:rsid="00252982"/>
    </style:style>
    <style:style style:name="T5" style:family="text">
      <style:text-properties officeooo:rsid="0032e97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Reman</text:p>
      <text:h text:style-name="P16" text:outline-level="1">Introduction :</text:h>
      <text:p text:style-name="P2">Le but de ce projet est de permettre de mettre à disposition des logiciels et de les distribuer à toute personne désirant les utiliser. Pour cela, une personne ou un groupe se chargeant de l’administration d’un serveur devra pouvoir ajouter des outils a la liste des logiciels disponibles. La solution devra permettre d’archiver les version antérieurs des outils pour pouvoir en disposer en cas d’audit.</text:p>
      <text:p text:style-name="P2">En parallèle, un web service devra permettre à un logiciel d’informer l’utilisateur de l’existence d’une version plus récente.</text:p>
      <text:h text:style-name="P16" text:outline-level="1">Définition des besoins :</text:h>
      <text:list xml:id="list3361602934841369161" text:style-name="L1">
        <text:list-item>
          <text:p text:style-name="P5">S’assurer qu’un utilisateur dispose de la dernière version d’un outil.</text:p>
        </text:list-item>
        <text:list-item>
          <text:p text:style-name="P5">Permettre de télécharger n’importe quel version d’un outil a tout les utilisateurs.</text:p>
        </text:list-item>
        <text:list-item>
          <text:p text:style-name="P5">Archiver les précédentes versions d’outil pour audit.</text:p>
        </text:list-item>
        <text:list-item>
          <text:p text:style-name="P7">Disposer d’une interface de téléchargement.</text:p>
        </text:list-item>
        <text:list-item>
          <text:p text:style-name="P6">Disposer d’une interface de téléversement.</text:p>
        </text:list-item>
        <text:list-item>
          <text:p text:style-name="P7">Rechercher une version d’outil spécifique.</text:p>
        </text:list-item>
        <text:list-item>
          <text:p text:style-name="P5">Gestion des droits utilisateurs.</text:p>
        </text:list-item>
      </text:list>
      <text:h text:style-name="P15" text:outline-level="1"><text:span text:style-name="T3">Modélisation</text:span> :</text:h>
      <text:p text:style-name="P3">Gestion des utilisateurs et des groupes par base de données. </text:p>
      <text:list xml:id="list3463858236365899441" text:style-name="L2">
        <text:list-item>
          <text:p text:style-name="P8">Une table « users » regroupant nom d’utilisateurs, <text:span text:style-name="T5">groupe</text:span> et <text:span text:style-name="T5">adresse mail</text:span>.</text:p>
        </text:list-item>
        <text:list-item>
          <text:p text:style-name="P8">Une table « tools » regroupant les noms, version, état, <text:span text:style-name="T4">archivage, qualification, chemin de l’outil et chemin du rapport de qualification</text:span>.</text:p>
        </text:list-item>
        <text:list-item>
          <text:p text:style-name="P8">Une table « credentials » regroupant identifiant et mots de passe (hashés).</text:p>
        </text:list-item>
      </text:list>
      <text:h text:style-name="P18" text:outline-level="2">Groupes :</text:h>
      <text:list xml:id="list6210096433117271086" text:style-name="L3">
        <text:list-item>
          <text:p text:style-name="P9">Administrateurs</text:p>
        </text:list-item>
        <text:list-item>
          <text:p text:style-name="P9">Développeurs</text:p>
        </text:list-item>
        <text:list-item>
          <text:p text:style-name="P9">Utilisateurs</text:p>
          <text:list>
            <text:list-item>
              <text:p text:style-name="P9">Laboratoire</text:p>
              <text:list>
                <text:list-item>
                  <text:p text:style-name="P9">Carte</text:p>
                </text:list-item>
                <text:list-item>
                  <text:p text:style-name="P9">Lecteur</text:p>
                </text:list-item>
                <text:list-item>
                  <text:p text:style-name="P9">Mobile</text:p>
                </text:list-item>
                <text:list-item>
                  <text:p text:style-name="P9">Test-Physiques</text:p>
                </text:list-item>
              </text:list>
            </text:list-item>
          </text:list>
        </text:list-item>
      </text:list>
      <text:h text:style-name="P20" text:outline-level="3"/>
      <text:h text:style-name="P21" text:outline-level="3">Rôle <text:span text:style-name="T3">des administrateurs :</text:span></text:h>
      <text:list xml:id="list9215149315049786909" text:style-name="L4">
        <text:list-item>
          <text:p text:style-name="P10">Ajouter d’autre utilisateurs.</text:p>
        </text:list-item>
        <text:list-item>
          <text:p text:style-name="P10">Gérer les groupes.</text:p>
        </text:list-item>
      </text:list>
      <text:h text:style-name="P19" text:outline-level="3">Rôle des développeurs :</text:h>
      <text:list xml:id="list2966797161532683258" text:style-name="L5">
        <text:list-item>
          <text:p text:style-name="P11">Déployer des outils.</text:p>
        </text:list-item>
        <text:list-item>
          <text:p text:style-name="P11">Renseigner les informations.</text:p>
          <text:list>
            <text:list-item>
              <text:p text:style-name="P11">Nom d’outil.</text:p>
            </text:list-item>
            <text:list-item>
              <text:p text:style-name="P11">Versions d’outil.</text:p>
            </text:list-item>
            <text:list-item>
              <text:p text:style-name="P11">Groupes concernés.</text:p>
            </text:list-item>
          </text:list>
        </text:list-item>
        <text:list-item>
          <text:p text:style-name="P11">Mettre a jour le changelog.</text:p>
        </text:list-item>
        <text:list-item>
          <text:p text:style-name="P12">Mettre à jour le rapport de qualification.</text:p>
        </text:list-item>
        <text:list-item>
          <text:p text:style-name="P11">(Archiver les versions précédentes)</text:p>
        </text:list-item>
      </text:list>
      <text:h text:style-name="P19" text:outline-level="3">Rôle des utilisateurs :</text:h>
      <text:list xml:id="list6470761140810087557" text:style-name="L6">
        <text:list-item>
          <text:p text:style-name="P13">Pouvoir télécharger n’importe quel outil dans n’importe quelle version.</text:p>
        </text:list-item>
        <text:list-item>
          <text:p text:style-name="P13">Pouvoir rechercher des outils et leur versions.</text:p>
        </text:list-item>
        <text:list-item>
          <text:p text:style-name="P13">Être informé de l’existence d’une nouvelle version d’outil au lancement de celui-ci.</text:p>
        </text:list-item>
      </text:list>
      <text:h text:style-name="P17" text:outline-level="1">Fonctionnalités :</text:h>
      <text:list xml:id="list4689616774602284306" text:style-name="L7">
        <text:list-item>
          <text:p text:style-name="P14">Lister l’ensemble des outils disponibles.</text:p>
        </text:list-item>
        <text:list-item>
          <text:p text:style-name="P14">Trier par nom, version, groupe.</text:p>
        </text:list-item>
        <text:list-item>
          <text:p text:style-name="P14">La recherche d’un outil affiche en premier lieu la version la plus récente et liste ensuite les version antérieurs par ordre décroissant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Century Schoolbook L" officeooo:rsid="0028369f" officeooo:paragraph-rsid="0028369f"/>
    </style:style>
    <style:style style:name="MT1" style:family="text">
      <style:text-properties officeooo:rsid="003293f4"/>
    </style:style>
    <style:style style:name="MT2" style:family="text">
      <style:text-properties officeooo:rsid="0028369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HUE Pierrick<text:tab/><text:span text:style-name="MT1">Reman</text:span><text:tab/>01/02/2017</text:p>
        <text:p text:style-name="MP1">LECLERC Jérémie</text:p>
      </style:header>
      <style:footer>
        <text:p text:style-name="Footer"><text:tab/><text:span text:style-name="MT2">Page </text:span><text:span text:style-name="MT2"><text:page-number text:select-page="current">2</text:page-number></text:span><text:span text:style-name="MT2"> / </text:span><text:span text:style-name="MT2"><text:page-count>2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1T10:28:40.734002541</meta:creation-date>
    <dc:date>2017-02-02T15:00:33.732873494</dc:date>
    <meta:editing-duration>PT50M8S</meta:editing-duration>
    <meta:editing-cycles>21</meta:editing-cycles>
    <meta:generator>LibreOffice/5.1.4.2$Linux_X86_64 LibreOffice_project/10m0$Build-2</meta:generator>
    <meta:document-statistic meta:table-count="0" meta:image-count="0" meta:object-count="0" meta:page-count="2" meta:paragraph-count="49" meta:word-count="357" meta:character-count="2225" meta:non-whitespace-character-count="1949"/>
  </office:meta>
</office:document-meta>
</file>